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DependsFileMojo.execute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">
            <text:p text:style-name="Table_20_Contents">2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GenerateDependsFileMojo.compare( Dependency o1 , Dependency o2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GenerateDependsFileMojo.populateProperties( PrintStream out , List &lt; Dependency &gt; dependenc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